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36pt"/>
    </style:style>
    <style:style style:name="co2" style:family="table-column">
      <style:table-column-properties fo:break-before="auto" style:column-width="67.21pt"/>
    </style:style>
    <style:style style:name="co3" style:family="table-column">
      <style:table-column-properties fo:break-before="auto" style:column-width="53.09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41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rkov_prefetcher_threshold" table:style-name="ta1">
        <table:shapes>
          <draw:frame draw:z-index="0" draw:style-name="gr1" draw:text-style-name="P1" svg:width="576pt" svg:height="360pt" svg:x="477.89pt" svg:y="7.91pt">
            <draw:object draw:notify-on-update-of-ranges="markov_prefetcher_threshold.A2:markov_prefetcher_threshold.A5 markov_prefetcher_threshold.B1:markov_prefetcher_threshold.B1 markov_prefetcher_threshold.B2:markov_prefetcher_threshold.B5 markov_prefetcher_threshold.C1:markov_prefetcher_threshold.C1 markov_prefetcher_threshold.C2:markov_prefetcher_threshold.C5 markov_prefetcher_threshold.D1:markov_prefetcher_threshold.D1 markov_prefetcher_threshold.D2:markov_prefetcher_threshold.D5 markov_prefetcher_threshold.E1:markov_prefetcher_threshold.E1 markov_prefetcher_threshold.E2:markov_prefetcher_threshold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76pt" svg:height="360pt" svg:x="477.27pt" svg:y="375.9pt">
            <draw:object draw:notify-on-update-of-ranges="markov_prefetcher_threshold.A19:markov_prefetcher_threshold.A19 markov_prefetcher_threshold.A20:markov_prefetcher_threshold.A22 markov_prefetcher_threshold.B19:markov_prefetcher_threshold.B19 markov_prefetcher_threshold.B20:markov_prefetcher_threshold.B22 markov_prefetcher_threshold.C19:markov_prefetcher_threshold.C19 markov_prefetcher_threshold.C20:markov_prefetcher_threshold.C22 markov_prefetcher_threshold.D19:markov_prefetcher_threshold.D19 markov_prefetcher_threshold.D20:markov_prefetcher_threshold.D22 markov_prefetcher_threshold.E19:markov_prefetcher_threshold.E19 markov_prefetcher_threshold.E20:markov_prefetcher_threshold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76pt" svg:height="360pt" svg:x="476.53pt" svg:y="756.91pt">
            <draw:object draw:notify-on-update-of-ranges="markov_prefetcher_threshold.A25:markov_prefetcher_threshold.A25 markov_prefetcher_threshold.A26:markov_prefetcher_threshold.A29 markov_prefetcher_threshold.B25:markov_prefetcher_threshold.B25 markov_prefetcher_threshold.B26:markov_prefetcher_threshold.B29 markov_prefetcher_threshold.C25:markov_prefetcher_threshold.C25 markov_prefetcher_threshold.C26:markov_prefetcher_threshold.C29 markov_prefetcher_threshold.D25:markov_prefetcher_threshold.D25 markov_prefetcher_threshold.D26:markov_prefetcher_threshold.D29 markov_prefetcher_threshold.E25:markov_prefetcher_threshold.E25 markov_prefetcher_threshold.E26:markov_prefetcher_threshold.E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76pt" svg:height="360pt" svg:x="477.35pt" svg:y="1122.83pt">
            <draw:object draw:notify-on-update-of-ranges="markov_prefetcher_threshold.A7:markov_prefetcher_threshold.A7 markov_prefetcher_threshold.A8:markov_prefetcher_threshold.A11 markov_prefetcher_threshold.B7:markov_prefetcher_threshold.B7 markov_prefetcher_threshold.B8:markov_prefetcher_threshold.B11 markov_prefetcher_threshold.C7:markov_prefetcher_threshold.C7 markov_prefetcher_threshold.C8:markov_prefetcher_threshold.C11 markov_prefetcher_threshold.D7:markov_prefetcher_threshold.D7 markov_prefetcher_threshold.D8:markov_prefetcher_threshold.D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x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955" calcext:value-type="float">
            <text:p>191955</text:p>
          </table:table-cell>
          <table:table-cell office:value-type="float" office:value="184274" calcext:value-type="float">
            <text:p>184274</text:p>
          </table:table-cell>
          <table:table-cell office:value-type="float" office:value="184421" calcext:value-type="float">
            <text:p>184421</text:p>
          </table:table-cell>
          <table:table-cell office:value-type="float" office:value="188747" calcext:value-type="float">
            <text:p>1887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200" calcext:value-type="float">
            <text:p>184200</text:p>
          </table:table-cell>
          <table:table-cell office:value-type="float" office:value="173309" calcext:value-type="float">
            <text:p>173309</text:p>
          </table:table-cell>
          <table:table-cell office:value-type="float" office:value="173304" calcext:value-type="float">
            <text:p>173304</text:p>
          </table:table-cell>
          <table:table-cell office:value-type="float" office:value="180382" calcext:value-type="float">
            <text:p>1803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993" calcext:value-type="float">
            <text:p>174993</text:p>
          </table:table-cell>
          <table:table-cell office:value-type="float" office:value="163770" calcext:value-type="float">
            <text:p>163770</text:p>
          </table:table-cell>
          <table:table-cell office:value-type="float" office:value="163481" calcext:value-type="float">
            <text:p>163481</text:p>
          </table:table-cell>
          <table:table-cell office:value-type="float" office:value="170270" calcext:value-type="float">
            <text:p>1702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4760" calcext:value-type="float">
            <text:p>164760</text:p>
          </table:table-cell>
          <table:table-cell office:value-type="float" office:value="152938" calcext:value-type="float">
            <text:p>152938</text:p>
          </table:table-cell>
          <table:table-cell office:value-type="float" office:value="152333" calcext:value-type="float">
            <text:p>152333</text:p>
          </table:table-cell>
          <table:table-cell office:value-type="float" office:value="158791" calcext:value-type="float">
            <text:p>15879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1313948" calcext:value-type="float">
            <text:p>1313948</text:p>
          </table:table-cell>
          <table:table-cell office:value-type="float" office:value="1798127" calcext:value-type="float">
            <text:p>1798127</text:p>
          </table:table-cell>
          <table:table-cell office:value-type="float" office:value="1690836" calcext:value-type="float">
            <text:p>1690836</text:p>
          </table:table-cell>
          <table:table-cell office:value-type="float" office:value="1216584" calcext:value-type="float">
            <text:p>1216584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392302" calcext:value-type="float">
            <text:p>1392302</text:p>
          </table:table-cell>
          <table:table-cell office:value-type="float" office:value="790393" calcext:value-type="float">
            <text:p>790393</text:p>
          </table:table-cell>
          <table:table-cell office:value-type="float" office:value="1030593" calcext:value-type="float">
            <text:p>1030593</text:p>
          </table:table-cell>
          <table:table-cell office:value-type="float" office:value="492678283" calcext:value-type="float">
            <text:p>492678283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875295" calcext:value-type="float">
            <text:p>875295</text:p>
          </table:table-cell>
          <table:table-cell office:value-type="float" office:value="883842" calcext:value-type="float">
            <text:p>883842</text:p>
          </table:table-cell>
          <table:table-cell office:value-type="float" office:value="879972" calcext:value-type="float">
            <text:p>879972</text:p>
          </table:table-cell>
          <table:table-cell office:value-type="float" office:value="813881" calcext:value-type="float">
            <text:p>813881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39764" calcext:value-type="float">
            <text:p>39764</text:p>
          </table:table-cell>
          <table:table-cell office:value-type="float" office:value="14219" calcext:value-type="float">
            <text:p>14219</text:p>
          </table:table-cell>
          <table:table-cell office:value-type="float" office:value="13424" calcext:value-type="float">
            <text:p>13424</text:p>
          </table:table-cell>
          <table:table-cell office:value-type="float" office:value="46441" calcext:value-type="float">
            <text:p>46441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184200" calcext:value-type="float">
            <text:p>184200</text:p>
          </table:table-cell>
          <table:table-cell office:value-type="float" office:value="173309" calcext:value-type="float">
            <text:p>173309</text:p>
          </table:table-cell>
          <table:table-cell office:value-type="float" office:value="173304" calcext:value-type="float">
            <text:p>173304</text:p>
          </table:table-cell>
          <table:table-cell office:value-type="float" office:value="180382" calcext:value-type="float">
            <text:p>18038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25016" calcext:value-type="float">
            <text:p>0.025016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9727" calcext:value-type="float">
            <text:p>0.09727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0.011887" calcext:value-type="float">
            <text:p>0.011887</text:p>
          </table:table-cell>
          <table:table-cell office:value-type="float" office:value="0.011809" calcext:value-type="float">
            <text:p>0.011809</text:p>
          </table:table-cell>
          <table:table-cell office:value-type="float" office:value="0.011884" calcext:value-type="float">
            <text:p>0.011884</text:p>
          </table:table-cell>
          <table:table-cell office:value-type="float" office:value="0.011863" calcext:value-type="float">
            <text:p>0.011863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0.022591" calcext:value-type="float">
            <text:p>0.022591</text:p>
          </table:table-cell>
          <table:table-cell office:value-type="float" office:value="0.018181" calcext:value-type="float">
            <text:p>0.018181</text:p>
          </table:table-cell>
          <table:table-cell office:value-type="float" office:value="0.018906" calcext:value-type="float">
            <text:p>0.018906</text:p>
          </table:table-cell>
          <table:table-cell office:value-type="float" office:value="0.02904" calcext:value-type="float">
            <text:p>0.02904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0.025016" calcext:value-type="float">
            <text:p>0.025016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9727" calcext:value-type="float">
            <text:p>0.09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7:04:47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17:11:28.426000000</dc:date>
    <meta:editing-duration>PT12M9S</meta:editing-duration>
    <meta:editing-cycles>3</meta:editing-cycles>
    <meta:generator>LibreOffice/6.1.4.2$Windows_X86_64 LibreOffice_project/9d0f32d1f0b509096fd65e0d4bec26ddd1938fd3</meta:generator>
    <meta:document-statistic meta:table-count="1" meta:cell-count="1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7.1cm" svg:y="0.389cm" chart:style-name="ch2">
          <text:p>Markov Prefetcher Threshold</text:p>
        </chart:title>
        <chart:legend chart:legend-position="end" svg:x="17.449cm" svg:y="5.304cm" style:legend-expansion="high" chart:style-name="ch3"/>
        <chart:plot-area chart:style-name="ch4" table:cell-range-address="markov_prefetcher_threshold.A1:markov_prefetcher_threshold.E5" chart:data-source-has-labels="both" svg:x="1.404cm" svg:y="1.436cm" svg:width="15.639cm" svg:height="10.043cm">
          <chartooo:coordinate-region svg:x="2.846cm" svg:y="1.635cm" svg:width="14.197cm" svg:height="9.197cm"/>
          <chart:axis chart:dimension="x" chart:name="primary-x" chart:style-name="ch5" chartooo:axis-type="auto">
            <chartooo:date-scale/>
            <chart:title svg:x="7.446cm" svg:y="11.734cm" chart:style-name="ch6">
              <text:p>Training Threshold Level</text:p>
            </chart:title>
            <chart:categories table:cell-range-address="markov_prefetcher_threshold.A2:markov_prefetcher_threshold.A5"/>
          </chart:axis>
          <chart:axis chart:dimension="y" chart:name="primary-y" chart:style-name="ch7">
            <chart:title svg:x="0.451cm" svg:y="8.049cm" chart:style-name="ch8">
              <text:p>Number of Prefetches</text:p>
            </chart:title>
            <chart:grid chart:style-name="ch9" chart:class="major"/>
          </chart:axis>
          <chart:series chart:style-name="ch10" chart:values-cell-range-address="markov_prefetcher_threshold.B2:markov_prefetcher_threshold.B5" chart:label-cell-address="markov_prefetcher_threshold.B1:markov_prefetcher_threshold.B1" chart:class="chart:bar">
            <chart:data-point chart:repeated="4"/>
          </chart:series>
          <chart:series chart:style-name="ch11" chart:values-cell-range-address="markov_prefetcher_threshold.C2:markov_prefetcher_threshold.C5" chart:label-cell-address="markov_prefetcher_threshold.C1:markov_prefetcher_threshold.C1" chart:class="chart:bar">
            <chart:data-point chart:repeated="4"/>
          </chart:series>
          <chart:series chart:style-name="ch12" chart:values-cell-range-address="markov_prefetcher_threshold.D2:markov_prefetcher_threshold.D5" chart:label-cell-address="markov_prefetcher_threshold.D1:markov_prefetcher_threshold.D1" chart:class="chart:bar">
            <chart:data-point chart:repeated="4"/>
          </chart:series>
          <chart:series chart:style-name="ch13" chart:values-cell-range-address="markov_prefetcher_threshold.E2:markov_prefetcher_threshold.E5" chart:label-cell-address="markov_prefetcher_threshold.E1:markov_prefetcher_threshold.E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ckscholes</text:p>
                <draw:g>
                  <svg:desc>markov_prefetcher_threshold.B1:markov_prefetcher_threshold.B1</svg:desc>
                </draw:g>
              </table:table-cell>
              <table:table-cell office:value-type="string">
                <text:p>Bodytrack</text:p>
                <draw:g>
                  <svg:desc>markov_prefetcher_threshold.C1:markov_prefetcher_threshold.C1</svg:desc>
                </draw:g>
              </table:table-cell>
              <table:table-cell office:value-type="string">
                <text:p>Fluidanimate</text:p>
                <draw:g>
                  <svg:desc>markov_prefetcher_threshold.D1:markov_prefetcher_threshold.D1</svg:desc>
                </draw:g>
              </table:table-cell>
              <table:table-cell office:value-type="string">
                <text:p>x264</text:p>
                <draw:g>
                  <svg:desc>markov_prefetcher_threshold.E1:markov_prefetcher_threshold.E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markov_prefetcher_threshold.A2:markov_prefetcher_threshold.A5</svg:desc>
                </draw:g>
              </table:table-cell>
              <table:table-cell office:value-type="float" office:value="191955">
                <text:p>191955</text:p>
                <draw:g>
                  <svg:desc>markov_prefetcher_threshold.B2:markov_prefetcher_threshold.B5</svg:desc>
                </draw:g>
              </table:table-cell>
              <table:table-cell office:value-type="float" office:value="184274">
                <text:p>184274</text:p>
                <draw:g>
                  <svg:desc>markov_prefetcher_threshold.C2:markov_prefetcher_threshold.C5</svg:desc>
                </draw:g>
              </table:table-cell>
              <table:table-cell office:value-type="float" office:value="184421">
                <text:p>184421</text:p>
                <draw:g>
                  <svg:desc>markov_prefetcher_threshold.D2:markov_prefetcher_threshold.D5</svg:desc>
                </draw:g>
              </table:table-cell>
              <table:table-cell office:value-type="float" office:value="188747">
                <text:p>188747</text:p>
                <draw:g>
                  <svg:desc>markov_prefetcher_threshold.E2:markov_prefetcher_threshold.E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200">
                <text:p>184200</text:p>
              </table:table-cell>
              <table:table-cell office:value-type="float" office:value="173309">
                <text:p>173309</text:p>
              </table:table-cell>
              <table:table-cell office:value-type="float" office:value="173304">
                <text:p>173304</text:p>
              </table:table-cell>
              <table:table-cell office:value-type="float" office:value="180382">
                <text:p>1803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4993">
                <text:p>174993</text:p>
              </table:table-cell>
              <table:table-cell office:value-type="float" office:value="163770">
                <text:p>163770</text:p>
              </table:table-cell>
              <table:table-cell office:value-type="float" office:value="163481">
                <text:p>163481</text:p>
              </table:table-cell>
              <table:table-cell office:value-type="float" office:value="170270">
                <text:p>17027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4760">
                <text:p>164760</text:p>
              </table:table-cell>
              <table:table-cell office:value-type="float" office:value="152938">
                <text:p>152938</text:p>
              </table:table-cell>
              <table:table-cell office:value-type="float" office:value="152333">
                <text:p>152333</text:p>
              </table:table-cell>
              <table:table-cell office:value-type="float" office:value="158791">
                <text:p>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.337cm" svg:y="0.389cm" chart:style-name="ch2">
          <text:p>Prefetches Made</text:p>
        </chart:title>
        <chart:legend chart:legend-position="end" svg:x="17.29cm" svg:y="5.304cm" style:legend-expansion="high" chart:style-name="ch3"/>
        <chart:plot-area chart:style-name="ch4" table:cell-range-address="markov_prefetcher_threshold.A19:markov_prefetcher_threshold.E22" chart:data-source-has-labels="both" svg:x="1.404cm" svg:y="1.436cm" svg:width="15.48cm" svg:height="10.043cm">
          <chartooo:coordinate-region svg:x="3.044cm" svg:y="1.635cm" svg:width="13.84cm" svg:height="9.197cm"/>
          <chart:axis chart:dimension="x" chart:name="primary-x" chart:style-name="ch5" chartooo:axis-type="auto">
            <chartooo:date-scale/>
            <chart:title svg:x="7.962cm" svg:y="11.734cm" chart:style-name="ch6">
              <text:p>Prefetcher Type</text:p>
            </chart:title>
            <chart:categories table:cell-range-address="markov_prefetcher_threshold.A20:markov_prefetcher_threshold.A22"/>
          </chart:axis>
          <chart:axis chart:dimension="y" chart:name="primary-y" chart:style-name="ch7">
            <chart:title svg:x="0.451cm" svg:y="8.049cm" chart:style-name="ch8">
              <text:p>Number of Prefetches</text:p>
            </chart:title>
            <chart:grid chart:style-name="ch9" chart:class="major"/>
          </chart:axis>
          <chart:series chart:style-name="ch10" chart:values-cell-range-address="markov_prefetcher_threshold.B20:markov_prefetcher_threshold.B22" chart:label-cell-address="markov_prefetcher_threshold.B19:markov_prefetcher_threshold.B19" chart:class="chart:bar">
            <chart:data-point chart:repeated="3"/>
          </chart:series>
          <chart:series chart:style-name="ch11" chart:values-cell-range-address="markov_prefetcher_threshold.C20:markov_prefetcher_threshold.C22" chart:label-cell-address="markov_prefetcher_threshold.C19:markov_prefetcher_threshold.C19" chart:class="chart:bar">
            <chart:data-point chart:repeated="3"/>
          </chart:series>
          <chart:series chart:style-name="ch12" chart:values-cell-range-address="markov_prefetcher_threshold.D20:markov_prefetcher_threshold.D22" chart:label-cell-address="markov_prefetcher_threshold.D19:markov_prefetcher_threshold.D19" chart:class="chart:bar">
            <chart:data-point chart:repeated="3"/>
          </chart:series>
          <chart:series chart:style-name="ch13" chart:values-cell-range-address="markov_prefetcher_threshold.E20:markov_prefetcher_threshold.E22" chart:label-cell-address="markov_prefetcher_threshold.E19:markov_prefetcher_threshold.E1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19:markov_prefetcher_threshold.B19</svg:desc>
                </draw:g>
              </table:table-cell>
              <table:table-cell office:value-type="string">
                <text:p> Bodytrack</text:p>
                <draw:g>
                  <svg:desc>markov_prefetcher_threshold.C19:markov_prefetcher_threshold.C19</svg:desc>
                </draw:g>
              </table:table-cell>
              <table:table-cell office:value-type="string">
                <text:p> Fluidanimate</text:p>
                <draw:g>
                  <svg:desc>markov_prefetcher_threshold.D19:markov_prefetcher_threshold.D19</svg:desc>
                </draw:g>
              </table:table-cell>
              <table:table-cell office:value-type="string">
                <text:p> x264</text:p>
                <draw:g>
                  <svg:desc>markov_prefetcher_threshold.E19:markov_prefetcher_threshold.E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gged</text:p>
                <draw:g>
                  <svg:desc>markov_prefetcher_threshold.A20:markov_prefetcher_threshold.A22</svg:desc>
                </draw:g>
              </table:table-cell>
              <table:table-cell office:value-type="float" office:value="875295">
                <text:p>875295</text:p>
                <draw:g>
                  <svg:desc>markov_prefetcher_threshold.B20:markov_prefetcher_threshold.B22</svg:desc>
                </draw:g>
              </table:table-cell>
              <table:table-cell office:value-type="float" office:value="883842">
                <text:p>883842</text:p>
                <draw:g>
                  <svg:desc>markov_prefetcher_threshold.C20:markov_prefetcher_threshold.C22</svg:desc>
                </draw:g>
              </table:table-cell>
              <table:table-cell office:value-type="float" office:value="879972">
                <text:p>879972</text:p>
                <draw:g>
                  <svg:desc>markov_prefetcher_threshold.D20:markov_prefetcher_threshold.D22</svg:desc>
                </draw:g>
              </table:table-cell>
              <table:table-cell office:value-type="float" office:value="813881">
                <text:p>813881</text:p>
                <draw:g>
                  <svg:desc>markov_prefetcher_threshold.E20:markov_prefetcher_threshold.E22</svg:desc>
                </draw:g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39764">
                <text:p>39764</text:p>
              </table:table-cell>
              <table:table-cell office:value-type="float" office:value="14219">
                <text:p>14219</text:p>
              </table:table-cell>
              <table:table-cell office:value-type="float" office:value="13424">
                <text:p>13424</text:p>
              </table:table-cell>
              <table:table-cell office:value-type="float" office:value="46441">
                <text:p>46441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184200">
                <text:p>184200</text:p>
              </table:table-cell>
              <table:table-cell office:value-type="float" office:value="173309">
                <text:p>173309</text:p>
              </table:table-cell>
              <table:table-cell office:value-type="float" office:value="173304">
                <text:p>173304</text:p>
              </table:table-cell>
              <table:table-cell office:value-type="float" office:value="180382">
                <text:p>180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cm" svg:y="0.389cm" chart:style-name="ch2">
          <text:p>L2 Cache Miss Rate</text:p>
        </chart:title>
        <chart:legend chart:legend-position="end" svg:x="17.29cm" svg:y="5.304cm" style:legend-expansion="high" chart:style-name="ch3"/>
        <chart:plot-area chart:style-name="ch4" table:cell-range-address="markov_prefetcher_threshold.A25:markov_prefetcher_threshold.E29" chart:data-source-has-labels="both" svg:x="1.404cm" svg:y="1.436cm" svg:width="15.48cm" svg:height="10.043cm">
          <chartooo:coordinate-region svg:x="2.356cm" svg:y="1.635cm" svg:width="14.528cm" svg:height="9.197cm"/>
          <chart:axis chart:dimension="x" chart:name="primary-x" chart:style-name="ch5" chartooo:axis-type="auto">
            <chartooo:date-scale/>
            <chart:title svg:x="7.962cm" svg:y="11.734cm" chart:style-name="ch6">
              <text:p>Prefetcher Type</text:p>
            </chart:title>
            <chart:categories table:cell-range-address="markov_prefetcher_threshold.A26:markov_prefetcher_threshold.A29"/>
          </chart:axis>
          <chart:axis chart:dimension="y" chart:name="primary-y" chart:style-name="ch7">
            <chart:title svg:x="0.451cm" svg:y="7.215cm" chart:style-name="ch8">
              <text:p>Miss Rate</text:p>
            </chart:title>
            <chart:grid chart:style-name="ch9" chart:class="major"/>
          </chart:axis>
          <chart:series chart:style-name="ch10" chart:values-cell-range-address="markov_prefetcher_threshold.B26:markov_prefetcher_threshold.B29" chart:label-cell-address="markov_prefetcher_threshold.B25:markov_prefetcher_threshold.B25" chart:class="chart:bar">
            <chart:data-point chart:repeated="4"/>
          </chart:series>
          <chart:series chart:style-name="ch11" chart:values-cell-range-address="markov_prefetcher_threshold.C26:markov_prefetcher_threshold.C29" chart:label-cell-address="markov_prefetcher_threshold.C25:markov_prefetcher_threshold.C25" chart:class="chart:bar">
            <chart:data-point chart:repeated="4"/>
          </chart:series>
          <chart:series chart:style-name="ch12" chart:values-cell-range-address="markov_prefetcher_threshold.D26:markov_prefetcher_threshold.D29" chart:label-cell-address="markov_prefetcher_threshold.D25:markov_prefetcher_threshold.D25" chart:class="chart:bar">
            <chart:data-point chart:repeated="4"/>
          </chart:series>
          <chart:series chart:style-name="ch13" chart:values-cell-range-address="markov_prefetcher_threshold.E26:markov_prefetcher_threshold.E29" chart:label-cell-address="markov_prefetcher_threshold.E25:markov_prefetcher_threshold.E2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25:markov_prefetcher_threshold.B25</svg:desc>
                </draw:g>
              </table:table-cell>
              <table:table-cell office:value-type="string">
                <text:p> Bodytrack</text:p>
                <draw:g>
                  <svg:desc>markov_prefetcher_threshold.C25:markov_prefetcher_threshold.C25</svg:desc>
                </draw:g>
              </table:table-cell>
              <table:table-cell office:value-type="string">
                <text:p> Fluidanimate</text:p>
                <draw:g>
                  <svg:desc>markov_prefetcher_threshold.D25:markov_prefetcher_threshold.D25</svg:desc>
                </draw:g>
              </table:table-cell>
              <table:table-cell office:value-type="string">
                <text:p> x264</text:p>
                <draw:g>
                  <svg:desc>markov_prefetcher_threshold.E25:markov_prefetcher_threshold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markov_prefetcher_threshold.A26:markov_prefetcher_threshold.A29</svg:desc>
                </draw:g>
              </table:table-cell>
              <table:table-cell office:value-type="float" office:value="0.025016">
                <text:p>0.025016</text:p>
                <draw:g>
                  <svg:desc>markov_prefetcher_threshold.B26:markov_prefetcher_threshold.B29</svg:desc>
                </draw:g>
              </table:table-cell>
              <table:table-cell office:value-type="float" office:value="0.025459">
                <text:p>0.025459</text:p>
                <draw:g>
                  <svg:desc>markov_prefetcher_threshold.C26:markov_prefetcher_threshold.C29</svg:desc>
                </draw:g>
              </table:table-cell>
              <table:table-cell office:value-type="float" office:value="0.025968">
                <text:p>0.025968</text:p>
                <draw:g>
                  <svg:desc>markov_prefetcher_threshold.D26:markov_prefetcher_threshold.D29</svg:desc>
                </draw:g>
              </table:table-cell>
              <table:table-cell office:value-type="float" office:value="0.09727">
                <text:p>0.09727</text:p>
                <draw:g>
                  <svg:desc>markov_prefetcher_threshold.E26:markov_prefetcher_threshold.E29</svg:desc>
                </draw:g>
              </table:table-cell>
            </table:table-row>
            <table:table-row>
              <table:table-cell office:value-type="string">
                <text:p>Tagged</text:p>
              </table:table-cell>
              <table:table-cell office:value-type="float" office:value="0.011887">
                <text:p>0.011887</text:p>
              </table:table-cell>
              <table:table-cell office:value-type="float" office:value="0.011809">
                <text:p>0.011809</text:p>
              </table:table-cell>
              <table:table-cell office:value-type="float" office:value="0.011884">
                <text:p>0.011884</text:p>
              </table:table-cell>
              <table:table-cell office:value-type="float" office:value="0.011863">
                <text:p>0.011863</text:p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0.022591">
                <text:p>0.022591</text:p>
              </table:table-cell>
              <table:table-cell office:value-type="float" office:value="0.018181">
                <text:p>0.018181</text:p>
              </table:table-cell>
              <table:table-cell office:value-type="float" office:value="0.018906">
                <text:p>0.018906</text:p>
              </table:table-cell>
              <table:table-cell office:value-type="float" office:value="0.02904">
                <text:p>0.02904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0.025016">
                <text:p>0.025016</text:p>
              </table:table-cell>
              <table:table-cell office:value-type="float" office:value="0.025459">
                <text:p>0.025459</text:p>
              </table:table-cell>
              <table:table-cell office:value-type="float" office:value="0.025968">
                <text:p>0.025968</text:p>
              </table:table-cell>
              <table:table-cell office:value-type="float" office:value="0.09727">
                <text:p>0.09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.112cm" svg:y="0.389cm" chart:style-name="ch2">
          <text:p>Memory Bandwidth</text:p>
        </chart:title>
        <chart:legend chart:legend-position="end" svg:x="17.343cm" svg:y="5.553cm" style:legend-expansion="high" chart:style-name="ch3"/>
        <chart:plot-area chart:style-name="ch4" table:cell-range-address="markov_prefetcher_threshold.A7:markov_prefetcher_threshold.D11" chart:data-source-has-labels="both" svg:x="1.404cm" svg:y="1.436cm" svg:width="15.533cm" svg:height="10.043cm">
          <chartooo:coordinate-region svg:x="3.044cm" svg:y="1.635cm" svg:width="13.893cm" svg:height="9.197cm"/>
          <chart:axis chart:dimension="x" chart:name="primary-x" chart:style-name="ch5" chartooo:axis-type="auto">
            <chartooo:date-scale/>
            <chart:title svg:x="7.988cm" svg:y="11.734cm" chart:style-name="ch6">
              <text:p>Prefetcher Type</text:p>
            </chart:title>
            <chart:categories table:cell-range-address="markov_prefetcher_threshold.A8:markov_prefetcher_threshold.A11"/>
          </chart:axis>
          <chart:axis chart:dimension="y" chart:name="primary-y" chart:style-name="ch7">
            <chart:title svg:x="0.451cm" svg:y="8.241cm" chart:style-name="ch8">
              <text:p>Memory Bandwidth (B/s)</text:p>
            </chart:title>
            <chart:grid chart:style-name="ch9" chart:class="major"/>
          </chart:axis>
          <chart:series chart:style-name="ch10" chart:values-cell-range-address="markov_prefetcher_threshold.B8:markov_prefetcher_threshold.B11" chart:label-cell-address="markov_prefetcher_threshold.B7:markov_prefetcher_threshold.B7" chart:class="chart:bar">
            <chart:data-point chart:repeated="4"/>
          </chart:series>
          <chart:series chart:style-name="ch11" chart:values-cell-range-address="markov_prefetcher_threshold.C8:markov_prefetcher_threshold.C11" chart:label-cell-address="markov_prefetcher_threshold.C7:markov_prefetcher_threshold.C7" chart:class="chart:bar">
            <chart:data-point chart:repeated="4"/>
          </chart:series>
          <chart:series chart:style-name="ch12" chart:values-cell-range-address="markov_prefetcher_threshold.D8:markov_prefetcher_threshold.D11" chart:label-cell-address="markov_prefetcher_threshold.D7:markov_prefetcher_threshold.D7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7:markov_prefetcher_threshold.B7</svg:desc>
                </draw:g>
              </table:table-cell>
              <table:table-cell office:value-type="string">
                <text:p> Bodytrack</text:p>
                <draw:g>
                  <svg:desc>markov_prefetcher_threshold.C7:markov_prefetcher_threshold.C7</svg:desc>
                </draw:g>
              </table:table-cell>
              <table:table-cell office:value-type="string">
                <text:p> Fluidanimate</text:p>
                <draw:g>
                  <svg:desc>markov_prefetcher_threshold.D7:markov_prefetcher_threshold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markov_prefetcher_threshold.A8:markov_prefetcher_threshold.A11</svg:desc>
                </draw:g>
              </table:table-cell>
              <table:table-cell office:value-type="float" office:value="656277">
                <text:p>656277</text:p>
                <draw:g>
                  <svg:desc>markov_prefetcher_threshold.B8:markov_prefetcher_threshold.B11</svg:desc>
                </draw:g>
              </table:table-cell>
              <table:table-cell office:value-type="float" office:value="1129151">
                <text:p>1129151</text:p>
                <draw:g>
                  <svg:desc>markov_prefetcher_threshold.C8:markov_prefetcher_threshold.C11</svg:desc>
                </draw:g>
              </table:table-cell>
              <table:table-cell office:value-type="float" office:value="1025532">
                <text:p>1025532</text:p>
                <draw:g>
                  <svg:desc>markov_prefetcher_threshold.D8:markov_prefetcher_threshold.D11</svg:desc>
                </draw:g>
              </table:table-cell>
            </table:table-row>
            <table:table-row>
              <table:table-cell office:value-type="string">
                <text:p>Tagged</text:p>
              </table:table-cell>
              <table:table-cell office:value-type="float" office:value="1313948">
                <text:p>1313948</text:p>
              </table:table-cell>
              <table:table-cell office:value-type="float" office:value="1798127">
                <text:p>1798127</text:p>
              </table:table-cell>
              <table:table-cell office:value-type="float" office:value="1690836">
                <text:p>1690836</text:p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1392302">
                <text:p>1392302</text:p>
              </table:table-cell>
              <table:table-cell office:value-type="float" office:value="790393">
                <text:p>790393</text:p>
              </table:table-cell>
              <table:table-cell office:value-type="float" office:value="1030593">
                <text:p>1030593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656277">
                <text:p>656277</text:p>
              </table:table-cell>
              <table:table-cell office:value-type="float" office:value="1129151">
                <text:p>1129151</text:p>
              </table:table-cell>
              <table:table-cell office:value-type="float" office:value="1025532">
                <text:p>10255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